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635*"/>
    </style:style>
    <style:style style:name="Table9.B" style:family="table-column">
      <style:table-column-properties style:column-width="4.3965in" style:rel-column-width="6331*"/>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A8" style:family="table-cell">
      <style:table-cell-properties fo:background-color="transparent" fo:padding="0.0382in" fo:border-left="0.0007in solid #000000" fo:border-right="none" fo:border-top="none" fo:border-bottom="0.0007in solid #000000">
        <style:background-image/>
      </style:table-cell-properties>
    </style:style>
    <style:style style:name="Table2.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7" style:family="table-cell">
      <style:table-cell-properties fo:background-color="#e6e6e6" fo:padding="0.0382in" fo:border-left="0.0007in solid #000000" fo:border-right="none" fo:border-top="none" fo:border-bottom="0.0007in solid #000000">
        <style:background-image/>
      </style:table-cell-properties>
    </style:style>
    <style:style style:name="Table8.B7"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626*"/>
    </style:style>
    <style:style style:name="Table18.B" style:family="table-column">
      <style:table-column-properties style:column-width="4.4028in" style:rel-column-width="634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background-color="#e6e6e6">
        <style:background-image/>
      </style:paragraph-properties>
      <style:text-properties fo:font-size="10pt" style:font-size-asian="10pt" style:font-size-complex="10pt"/>
    </style:style>
    <style:style style:name="P21"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3"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4"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5"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6"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7"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New"/>
    </style:style>
    <style:style style:name="P2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paragraph-properties fo:margin-left="0.1953in" fo:margin-right="0.3209in" fo:text-indent="0in" style:auto-text-indent="false"/>
      <style:text-properties fo:font-size="8pt" style:font-size-asian="8pt" style:font-size-complex="8pt"/>
    </style:style>
    <style:style style:name="P35" style:family="paragraph" style:parent-style-name="Standard">
      <style:paragraph-properties fo:background-color="transparent">
        <style:background-image/>
      </style:paragraph-properties>
      <style:text-properties fo:font-size="10pt" style:font-size-asian="10pt" style:font-size-complex="10pt"/>
    </style:style>
    <style:style style:name="P36"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9"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text-properties style:font-name="Courier New" fo:font-size="9pt" style:font-size-asian="9pt" style:font-size-complex="9pt"/>
    </style:style>
    <style:style style:name="P43" style:family="paragraph" style:parent-style-name="Text_20_body">
      <style:text-properties style:font-name="Courier New" fo:font-size="7pt" style:font-size-asian="7pt" style:font-size-complex="7pt"/>
    </style:style>
    <style:style style:name="P44" style:family="paragraph" style:parent-style-name="Text_20_body">
      <style:text-properties fo:font-size="10pt" style:font-size-asian="10pt" style:font-size-complex="10pt"/>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style:font-name="Times New Roman" fo:font-size="10pt" fo:font-style="normal" style:font-size-asian="10pt" style:font-style-asian="normal" style:font-size-complex="10pt" style:font-style-complex="normal"/>
    </style:style>
    <style:style style:name="P47" style:family="paragraph" style:parent-style-name="Text_20_body">
      <style:paragraph-properties fo:margin-top="0in" fo:margin-bottom="0.0835in"/>
    </style:style>
    <style:style style:name="P48"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9"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margin-top="0in" fo:margin-bottom="0.1965in"/>
      <style:text-properties fo:font-size="9pt" style:font-size-asian="9pt" style:font-size-complex="9pt"/>
    </style:style>
    <style:style style:name="P52" style:family="paragraph" style:parent-style-name="Standard">
      <style:paragraph-properties fo:margin-left="0.4925in" fo:margin-right="0in" fo:text-indent="0in" style:auto-text-indent="false"/>
      <style:text-properties fo:font-size="10pt" style:font-size-asian="10pt" style:font-size-complex="10pt"/>
    </style:style>
    <style:style style:name="P53" style:family="paragraph" style:parent-style-name="Contents_20_1">
      <style:paragraph-properties>
        <style:tab-stops>
          <style:tab-stop style:position="6.6925in" style:type="right" style:leader-style="dotted" style:leader-text="."/>
        </style:tab-stops>
      </style:paragraph-properties>
    </style:style>
    <style:style style:name="P54" style:family="paragraph" style:parent-style-name="Contents_20_2">
      <style:paragraph-properties>
        <style:tab-stops>
          <style:tab-stop style:position="6.4957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28in" style:type="right" style:leader-style="dotted" style:leader-text="."/>
        </style:tab-stops>
      </style:paragraph-properties>
    </style:style>
    <style:style style:name="P57" style:family="paragraph" style:parent-style-name="Contents_20_5">
      <style:paragraph-properties>
        <style:tab-stops>
          <style:tab-stop style:position="5.9063in" style:type="right" style:leader-style="dotted" style:leader-text="."/>
        </style:tab-stops>
      </style:paragraph-properties>
    </style:style>
    <style:style style:name="P58" style:family="paragraph" style:parent-style-name="Standard">
      <style:text-properties fo:font-size="10pt" style:font-size-asian="10pt" style:font-size-complex="10pt"/>
    </style:style>
    <style:style style:name="P59" style:family="paragraph" style:parent-style-name="Standard" style:list-style-name="L4">
      <style:text-properties fo:font-size="10pt" style:font-size-asian="10pt" style:font-size-complex="10pt"/>
    </style:style>
    <style:style style:name="P60" style:family="paragraph" style:parent-style-name="Standard">
      <style:text-properties style:font-name="Times New Roman" fo:font-size="10pt" style:font-size-asian="10pt" style:font-size-complex="10pt"/>
    </style:style>
    <style:style style:name="P61" style:family="paragraph" style:parent-style-name="Standard">
      <style:text-properties style:font-name="Courier New" fo:font-size="10pt" style:font-size-asian="10pt" style:font-size-complex="10pt"/>
    </style:style>
    <style:style style:name="P62"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3"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4"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5"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6" style:family="paragraph" style:parent-style-name="Standard" style:list-style-name="L9">
      <style:paragraph-properties fo:margin-left="0.4925in" fo:margin-right="1.0236in" fo:text-indent="0in" style:auto-text-indent="false"/>
    </style:style>
    <style:style style:name="P67"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68" style:family="paragraph" style:parent-style-name="Heading_20_2">
      <style:text-properties fo:font-size="10pt" style:font-size-asian="10pt" style:font-size-complex="10pt"/>
    </style:style>
    <style:style style:name="P69" style:family="paragraph" style:parent-style-name="Heading_20_3">
      <style:text-properties fo:font-size="10pt" style:font-size-asian="10pt" style:font-size-complex="10pt"/>
    </style:style>
    <style:style style:name="P70" style:family="paragraph" style:parent-style-name="Heading_20_4">
      <style:text-properties fo:font-size="10pt" style:font-size-asian="10pt" style:font-size-complex="10pt"/>
    </style:style>
    <style:style style:name="P71" style:family="paragraph" style:parent-style-name="Heading_20_4">
      <style:paragraph-properties fo:background-color="#e6e6e6">
        <style:background-image/>
      </style:paragraph-properties>
    </style:style>
    <style:style style:name="P72" style:family="paragraph" style:parent-style-name="Heading_20_4">
      <style:paragraph-properties fo:background-color="#e6e6e6">
        <style:background-image/>
      </style:paragraph-properties>
      <style:text-properties fo:background-color="transparent"/>
    </style:style>
    <style:style style:name="P73" style:family="paragraph" style:parent-style-name="Heading_20_4">
      <style:paragraph-properties fo:background-color="transparent">
        <style:background-image/>
      </style:paragraph-properties>
    </style:style>
    <style:style style:name="P74" style:family="paragraph" style:parent-style-name="Heading_20_5">
      <style:paragraph-properties fo:background-color="#e6e6e6">
        <style:background-image/>
      </style:paragraph-properties>
    </style:style>
    <style:style style:name="P75"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6"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77" style:family="paragraph" style:parent-style-name="Text_20_body" style:list-style-name="L1"/>
    <style:style style:name="P78"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T25"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4">Jeroen Hellingman</text:p>
      <text:p text:style-name="P1"/>
      <text:p text:style-name="P1">Version 0.3, 30 March 2009.</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www.library.wisc.edu/help/tech/TEI/guidelines.html"><text:span text:style-name="T1">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I guidelines for Project Gutenberg<text:tab/>1</text:p>
          <text:p text:style-name="P54">Introduction<text:tab/>1</text:p>
          <text:p text:style-name="P54">Markup Guidelines and Conventions<text:tab/>2</text:p>
          <text:p text:style-name="P55">Guiding Principles<text:tab/>2</text:p>
          <text:p text:style-name="P55">A Note on Transformations<text:tab/>3</text:p>
          <text:p text:style-name="P55">SGML versus XML<text:tab/>3</text:p>
          <text:p text:style-name="P55">Character Sets and Special Characters.<text:tab/>3</text:p>
          <text:p text:style-name="P56">SGML<text:tab/>3</text:p>
          <text:p text:style-name="P57">Fractions<text:tab/>3</text:p>
          <text:p text:style-name="P57">Special filling characters for leaders<text:tab/>4</text:p>
          <text:p text:style-name="P56">XML<text:tab/>4</text:p>
          <text:p text:style-name="P55">The TEI Header<text:tab/>4</text:p>
          <text:p text:style-name="P56">Extensions to TEI<text:tab/>4</text:p>
          <text:p text:style-name="P55">The Body<text:tab/>4</text:p>
          <text:p text:style-name="P55">The Title Page<text:tab/>5</text:p>
          <text:p text:style-name="P55">The Main Text Divisions<text:tab/>5</text:p>
          <text:p text:style-name="P55">Headings<text:tab/>6</text:p>
          <text:p text:style-name="P55">Tables of Contents<text:tab/>7</text:p>
          <text:p text:style-name="P56">Table of contents as list<text:tab/>7</text:p>
          <text:p text:style-name="P56">Table of contents as table<text:tab/>7</text:p>
          <text:p text:style-name="P56">Table of contents as sequence of paragraphs<text:tab/>7</text:p>
          <text:p text:style-name="P56">Rationale for keeping original tables of contents<text:tab/>7</text:p>
          <text:p text:style-name="P55">Generated Divisions<text:tab/>7</text:p>
          <text:p text:style-name="P56">Extension to TEI<text:tab/>8</text:p>
          <text:p text:style-name="P55">Poetry<text:tab/>8</text:p>
          <text:p text:style-name="P55">Lists<text:tab/>8</text:p>
          <text:p text:style-name="P55">Tables<text:tab/>9</text:p>
          <text:p text:style-name="P56">Extension to TEILite<text:tab/>9</text:p>
          <text:p text:style-name="P56">Alternative Table Model<text:tab/>9</text:p>
          <text:p text:style-name="P55">Notes<text:tab/>9</text:p>
          <text:p text:style-name="P55">Figures<text:tab/>10</text:p>
          <text:p text:style-name="P56">Extension to TEILite<text:tab/>10</text:p>
          <text:p text:style-name="P55">Working with imageinfo.xml<text:tab/>10</text:p>
          <text:p text:style-name="P55">Decorations with chapter headings<text:tab/>11</text:p>
          <text:p text:style-name="P55">Decorative Initials<text:tab/>11</text:p>
          <text:p text:style-name="P55">Quotations<text:tab/>11</text:p>
          <text:p text:style-name="P55"><text:soft-page-break/>Letters<text:tab/>11</text:p>
          <text:p text:style-name="P55">Highlighting<text:tab/>12</text:p>
          <text:p text:style-name="P55">Abbreviations and Expansions<text:tab/>12</text:p>
          <text:p text:style-name="P55">Index Entries<text:tab/>12</text:p>
          <text:p text:style-name="P55">Hyphenation<text:tab/>12</text:p>
          <text:p text:style-name="P55">Capitalization<text:tab/>12</text:p>
          <text:p text:style-name="P55">Spaces<text:tab/>12</text:p>
          <text:p text:style-name="P55">Errors and Corrections<text:tab/>13</text:p>
          <text:p text:style-name="P55">Obsolete Units of Measurement<text:tab/>13</text:p>
          <text:p text:style-name="P55">Spelling<text:tab/>13</text:p>
          <text:p text:style-name="P55">Running Headers and footers<text:tab/>13</text:p>
          <text:p text:style-name="P55">Page breaks<text:tab/>13</text:p>
          <text:p text:style-name="P55">Thematic breaks<text:tab/>13</text:p>
          <text:p text:style-name="P55">References to pages<text:tab/>13</text:p>
          <text:p text:style-name="P55">Internationalization and Localization<text:tab/>14</text:p>
          <text:p text:style-name="P56">Language tagging<text:tab/>14</text:p>
          <text:p text:style-name="P55">Using the Rend Attribute<text:tab/>15</text:p>
          <text:p text:style-name="P56">Simple<text:tab/>15</text:p>
          <text:p text:style-name="P56">Rendition ladders<text:tab/>15</text:p>
          <text:p text:style-name="P56">CSS based<text:tab/>16</text:p>
          <text:p text:style-name="P55">Comments<text:tab/>16</text:p>
          <text:p text:style-name="P54">Rendering and Presentation<text:tab/>16</text:p>
          <text:p text:style-name="P55">Available XSLT Style Sheets<text:tab/>16</text:p>
          <text:p text:style-name="P55">Available CSS Style Sheets<text:tab/>16</text:p>
          <text:p text:style-name="P56">Arctic Blue<text:tab/>17</text:p>
          <text:p text:style-name="P56">Amazon Green<text:tab/>17</text:p>
          <text:p text:style-name="P56">Borneo Brown<text:tab/>17</text:p>
          <text:p text:style-name="P56">Bohemian Crystal<text:tab/>17</text:p>
          <text:p text:style-name="P56">Modern Print<text:tab/>17</text:p>
          <text:p text:style-name="P56">Classical Print<text:tab/>17</text:p>
          <text:p text:style-name="P55">Custom Style Sheets<text:tab/>17</text:p>
          <text:p text:style-name="P54">Verification process<text:tab/>17</text:p>
          <text:p text:style-name="P54">Standard DTD’s, Schemes, and Style Sheets<text:tab/>18</text:p>
          <text:p text:style-name="P55">Required tools<text:tab/>18</text:p>
          <text:p text:style-name="P56">Validation SGML<text:tab/>18</text:p>
          <text:p text:style-name="P56">Conversion SGML to XML<text:tab/>18</text:p>
          <text:p text:style-name="P56">Validation XML<text:tab/>18</text:p>
          <text:p text:style-name="P56">Conversion XML to HTML<text:tab/>18</text:p>
          <text:p text:style-name="P56">Validation HTML and CSS<text:tab/>19</text:p>
          <text:p text:style-name="P56">Conversion XML to Plain Text<text:tab/>19</text:p>
          <text:p text:style-name="P56">Validation Plain Text<text:tab/>19</text:p>
          <text:p text:style-name="P54">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2381852" text:style-name="L1">
        <text:list-item>
          <text:p text:style-name="P77">Tags supplement the plain text content of the transcribed work. They do not replace content. When all tags are <text:s/>removed from the file, the remaining text should reflect the original source text as much as possible.</text:p>
        </text:list-item>
        <text:list-item>
          <text:p text:style-name="P77">Tags are semantic: they reflect as much as possible the function of a certain part of the text, not its appearance.</text:p>
        </text:list-item>
        <text:list-item>
          <text:p text:style-name="P77">The <text:span text:style-name="T6">rend</text:span> attribute in tags are intended as formatting hints only. Ignoring them fully or partially should not render a text incomprehensible.</text:p>
        </text:list-item>
        <text:list-item>
          <text:p text:style-name="P77">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text:soft-page-break/>A Note on Transformations</text:h>
      <text:p text:style-name="Text_20_body">The TEI source will typically not be used directly, but converted to various output formats, to wit:</text:p>
      <text:list xml:id="list42357606" text:style-name="L2">
        <text:list-item>
          <text:p text:style-name="P78">HTML for viewing in a browser</text:p>
        </text:list-item>
        <text:list-item>
          <text:p text:style-name="P78">Text for reading on simple devices</text:p>
        </text:list-item>
        <text:list-item>
          <text:p text:style-name="P78">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xml:id="list42366740" text:style-name="L3">
        <text:list-item>
          <text:p text:style-name="P62">The standard SGML ISO 8859 entity sets.</text:p>
        </text:list-item>
        <text:list-item>
          <text:p text:style-name="P62">The other declared entity sets that come with the TEI DTD.</text:p>
        </text:list-item>
        <text:list-item>
          <text:p text:style-name="P62">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2">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text:soft-page-break/>&amp;frac12;</text:p>
      <text:p text:style-name="P1"/>
      <text:p text:style-name="P1">Fractions with more than one figure above or below.</text:p>
      <text:p text:style-name="P1"/>
      <text:p text:style-name="P1">&amp;frac3_16;</text:p>
      <text:p text:style-name="P1">&amp;frac23_100;</text:p>
      <text:h text:style-name="P74" text:outline-level="5">Special filling characters for leaders</text:h>
      <text:p text:style-name="P20"/>
      <text:p text:style-name="P20">&amp;dotfil;<text:tab/></text:p>
      <text:p text:style-name="P20">&amp;dashfil;</text:p>
      <text:p text:style-name="P20">&amp;linefil;</text:p>
      <text:p text:style-name="P20">&amp;spacefil;</text:p>
      <text:p text:style-name="P20"/>
      <text:p text:style-name="P20">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0">&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0">&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0">&lt;idno type=PGClearance&gt;1234name&lt;/idno&gt;</text:p>
          </table:table-cell>
          <table:table-cell table:style-name="Table5.B2" office:value-type="string">
            <text:p text:style-name="P1">The PG Clearance number.</text:p>
          </table:table-cell>
        </table:table-row>
        <table:table-row>
          <table:table-cell table:style-name="Table5.A2" office:value-type="string">
            <text:p text:style-name="P10">&lt;idno type=OCLC&gt;&lt;/idno&gt;</text:p>
          </table:table-cell>
          <table:table-cell table:style-name="Table5.B2" office:value-type="string">
            <text:p text:style-name="P1">OCLC catalog number (worldcat).</text:p>
          </table:table-cell>
        </table:table-row>
        <table:table-row>
          <table:table-cell table:style-name="Table5.A2" office:value-type="string">
            <text:p text:style-name="P10">&lt;idno type=OLN&gt;&lt;/idno&gt;</text:p>
          </table:table-cell>
          <table:table-cell table:style-name="Table5.B2" office:value-type="string">
            <text:p text:style-name="P1">Open Library catalog number.</text:p>
          </table:table-cell>
        </table:table-row>
        <table:table-row>
          <table:table-cell table:style-name="Table5.A2" office:value-type="string">
            <text:p text:style-name="P10">&lt;idno type=LCCN&gt;&lt;/idno&gt;</text:p>
          </table:table-cell>
          <table:table-cell table:style-name="Table5.B2" office:value-type="string">
            <text:p text:style-name="P1">Library of Congress Call Number.</text:p>
          </table:table-cell>
        </table:table-row>
      </table:table>
      <text:p text:style-name="P1"/>
      <text:p text:style-name="P1">The <text:span text:style-name="T6">&lt;availability&gt;</text:span> element should include the following text.</text:p>
      <text:p text:style-name="P1"/>
      <text:h text:style-name="P71" text:outline-level="4">Extensions to TEI</text:h>
      <text:p text:style-name="P20">The <text:span text:style-name="T6">nfc</text:span> attribute on <text:span text:style-name="T6">&lt;title&gt;</text:span> elements is used to indicate the number of non-filing characters, used when sorting a title.</text:p>
      <text:p text:style-name="P20"/>
      <text:p text:style-name="P25">&lt;title nfc=4&gt;The Return of the King&lt;/title&gt;</text:p>
      <text:p text:style-name="P25">&lt;title nfc=3&gt;An Introduction to Mathematics&lt;/title&gt;</text:p>
      <text:p text:style-name="P20"/>
      <text:p text:style-name="P20">The <text:span text:style-name="T6">sortkey</text:span> attribute on <text:span text:style-name="T6">&lt;author&gt;</text:span><text:span text:style-name="T19"> and related elements i</text:span>s used to supply an ASCII-only sort key for a name.</text:p>
      <text:p text:style-name="P20"/>
      <text:p text:style-name="P22"><text:tab/>&lt;author sortkey=”Rhijn, Rembrandt van”&gt;Rembrandt van Rhijn&lt;/author&gt;</text:p>
      <text:p text:style-name="P22"><text:tab/>&lt;author sortkey=”MacKenzee, John”&gt;John McKenzee&lt;/author&gt;</text:p>
      <text:p text:style-name="P22"><text:tab/>&lt;author sortkey=”Hotel, Desire l’”&gt;Desiré l’Hôtel&lt;/author&gt;</text:p>
      <text:p text:style-name="P22"/>
      <text:h text:style-name="Heading_20_3" text:outline-level="3">The Body</text:h>
      <text:p text:style-name="Standard"><text:span text:style-name="T1">A documen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text:span><text:soft-page-break/><text:span text:style-name="T1">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s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
            </table:table-cell>
            <table:table-cell table:style-name="Table7.A1" office:value-type="string">
              <text:p text:style-name="P27">Front Matter</text:p>
            </table:table-cell>
            <table:table-cell table:style-name="Table7.A1" office:value-type="string">
              <text:p text:style-name="P27">Body Text</text:p>
            </table:table-cell>
            <table:table-cell table:style-name="Table7.D1" office:value-type="string">
              <text:p text:style-name="P27">Back matter</text:p>
            </table:table-cell>
          </table:table-row>
        </table:table-header-rows>
        <table:table-row>
          <table:table-cell table:style-name="Table7.A2" office:value-type="string">
            <text:p text:style-name="P29">div0</text:p>
          </table:table-cell>
          <table:table-cell table:style-name="Table7.A2" office:value-type="string">
            <text:p text:style-name="P31">Not used</text:p>
          </table:table-cell>
          <table:table-cell table:style-name="Table7.A2" office:value-type="string">
            <text:p text:style-name="P32">Book (<text:span text:style-name="T4">default</text:span>)<text:line-break/>Volume<text:line-break/>Part</text:p>
          </table:table-cell>
          <table:table-cell table:style-name="Table7.D2" office:value-type="string">
            <text:p text:style-name="P31">Not used</text:p>
          </table:table-cell>
        </table:table-row>
        <table:table-row>
          <table:table-cell table:style-name="Table7.A2" office:value-type="string">
            <text:p text:style-name="P29">div1</text:p>
          </table:table-cell>
          <table:table-cell table:style-name="Table7.A2" office:value-type="string">
            <text:p text:style-name="P32">French Title<text:line-break/>Title Page<text:line-break/>Copyright<text:line-break/>Dedication<text:line-break/>Contents<text:line-break/>Preface<text:line-break/>Foreword</text:p>
            <text:p text:style-name="P32">Colophon</text:p>
            <text:p text:style-name="P32">Frontispiece</text:p>
            <text:p text:style-name="P32">Cover</text:p>
            <text:p text:style-name="P32">Spine</text:p>
            <text:p text:style-name="P32"/>
          </table:table-cell>
          <table:table-cell table:style-name="Table7.A2" office:value-type="string">
            <text:p text:style-name="P32">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2">Appendix (<text:span text:style-name="T4">default</text:span>)<text:line-break/>Bibliography<text:line-break/>Epilogue<text:line-break/>Index</text:p>
            <text:p text:style-name="P32">Colophon</text:p>
            <text:p text:style-name="P32">Cover</text:p>
          </table:table-cell>
        </table:table-row>
        <table:table-row>
          <table:table-cell table:style-name="Table7.A2" office:value-type="string">
            <text:p text:style-name="P29">div2...div7</text:p>
          </table:table-cell>
          <table:table-cell table:style-name="Table7.A2" office:value-type="string">
            <text:p text:style-name="P32"/>
          </table:table-cell>
          <table:table-cell table:style-name="Table7.A2" office:value-type="string">
            <text:p text:style-name="P32">Subsection (<text:span text:style-name="T4">default</text:span>) <text:line-break/>Note <text:line-break/><text:soft-pag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2"/>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5"/>
      <table:table table:name="Table9" table:style-name="Table9">
        <table:table-column table:style-name="Table9.A"/>
        <table:table-column table:style-name="Table9.B"/>
        <table:table-header-rows>
          <table:table-row>
            <table:table-cell table:style-name="Table9.A1" office:value-type="string">
              <text:p text:style-name="P12">main</text:p>
            </table:table-cell>
            <table:table-cell table:style-name="Table9.B1" office:value-type="string">
              <text:p text:style-name="P15">The heading indicates the main title of the chapter (default).</text:p>
            </table:table-cell>
          </table:table-row>
        </table:table-header-rows>
        <table:table-row>
          <table:table-cell table:style-name="Table9.A2" office:value-type="string">
            <text:p text:style-name="P12">sub</text:p>
          </table:table-cell>
          <table:table-cell table:style-name="Table9.B2" office:value-type="string">
            <text:p text:style-name="P15">The heading indicates a subtitle.</text:p>
          </table:table-cell>
        </table:table-row>
        <table:table-row>
          <table:table-cell table:style-name="Table9.A2" office:value-type="string">
            <text:p text:style-name="P12">super</text:p>
          </table:table-cell>
          <table:table-cell table:style-name="Table9.B2" office:value-type="string">
            <text:p text:style-name="P15">The heading indicates a title of a higher division. Typically used if the main title of a book is repeated on the first page of the first chapter.</text:p>
          </table:table-cell>
        </table:table-row>
        <table:table-row>
          <table:table-cell table:style-name="Table9.A2" office:value-type="string">
            <text:p text:style-name="P12">label</text:p>
          </table:table-cell>
          <table:table-cell table:style-name="Table9.B2" office:value-type="string">
            <text:p text:style-name="P15">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2">duplicate</text:p>
          </table:table-cell>
          <table:table-cell table:style-name="Table9.B2" office:value-type="string">
            <text:p text:style-name="P15">The heading is a duplicate heading.</text:p>
          </table:table-cell>
        </table:table-row>
      </table:table>
      <text:p text:style-name="P1"/>
      <text:p text:style-name="P1">The <text:span text:style-name="T6">rend</text:span> attribute can be used to render the chapter heading in a special way. The following renderings are supported:</text:p>
      <text:p text:style-name="P15"/>
      <table:table table:name="Table18" table:style-name="Table18">
        <table:table-column table:style-name="Table18.A"/>
        <table:table-column table:style-name="Table18.B"/>
        <table:table-header-rows>
          <table:table-row>
            <table:table-cell table:style-name="Table18.A1" office:value-type="string">
              <text:p text:style-name="P12">image(&lt;<text:span text:style-name="T4">url</text:span>&gt;)</text:p>
            </table:table-cell>
            <table:table-cell table:style-name="Table18.B1" office:value-type="string">
              <text:p text:style-name="P15">The heading will be preceded by the image indicated in the URL.</text:p>
            </table:table-cell>
          </table:table-row>
        </table:table-header-rows>
        <table:table-row>
          <table:table-cell table:style-name="Table18.A2" office:value-type="string">
            <text:p text:style-name="P12">image-alt(&lt;<text:span text:style-name="T4">text</text:span>&gt;)</text:p>
          </table:table-cell>
          <table:table-cell table:style-name="Table18.B2" office:value-type="string">
            <text:p text:style-name="P15">The alternate text for the heading-image (placed in the HTML <text:span text:style-name="T6">alt</text:span> attribute). The default text is “ornament”</text:p>
          </table:table-cell>
        </table:table-row>
        <table:table-row>
          <table:table-cell table:style-name="Table18.A2" office:value-type="string">
            <text:p text:style-name="P12">image-only</text:p>
          </table:table-cell>
          <table:table-cell table:style-name="Table18.B2" office:value-type="string">
            <text:p text:style-name="P15">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34">How Mr. Smith found gold—The results of his discovery—<text:soft-page-break/>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lt;head type=label&gt;Chapter IV&lt;/head&gt;</text:p>
            <text:p text:style-name="P10">&lt;head&gt;The Story of Mr. Smith&lt;/head&gt;</text:p>
            <text:p text:style-name="P10"/>
            <text:p text:style-name="P10">&lt;argument&gt;&lt;p&gt;How Mr. Smith found <text:soft-page-break/>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69"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2368556" text:style-name="L4">
        <text:list-item>
          <text:p text:style-name="P59">A list.</text:p>
        </text:list-item>
        <text:list-item>
          <text:p text:style-name="P59">A table.</text:p>
        </text:list-item>
        <text:list-item>
          <text:p text:style-name="P5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ext:soft-page-break/>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12">toc1</text:p>
          </table:table-cell>
          <table:table-cell table:style-name="Table2.B2" office:value-type="string">
            <text:p text:style-name="P1">Mini table of contents, such as can appear inside a <text:span text:style-name="T11">&lt;div1&gt;</text:span> in some works.</text:p>
          </table:table-cell>
        </table:table-row>
        <table:table-row>
          <table:table-cell table:style-name="Table2.A2" office:value-type="string">
            <text:p text:style-name="P12">figlist</text:p>
          </table:table-cell>
          <table:table-cell table:style-name="Table2.B2" office:value-type="string">
            <text:p text:style-name="P1">List of Illustrations.</text:p>
          </table:table-cell>
        </table:table-row>
        <table:table-row>
          <table:table-cell table:style-name="Table2.A2" office:value-type="string">
            <text:p text:style-name="P12">gallery</text:p>
          </table:table-cell>
          <table:table-cell table:style-name="Table2.B2"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2" office:value-type="string">
            <text:p text:style-name="P12">tablist</text:p>
          </table:table-cell>
          <table:table-cell table:style-name="Table2.B2" office:value-type="string">
            <text:p text:style-name="P1">List of Tables.</text:p>
          </table:table-cell>
        </table:table-row>
        <table:table-row>
          <table:table-cell table:style-name="Table2.A2" office:value-type="string">
            <text:p text:style-name="P12">index</text:p>
          </table:table-cell>
          <table:table-cell table:style-name="Table2.B2" office:value-type="string">
            <text:p text:style-name="P1">Index.</text:p>
          </table:table-cell>
        </table:table-row>
        <table:table-row>
          <table:table-cell table:style-name="Table2.A8" office:value-type="string">
            <text:p text:style-name="P12">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12">titlepage</text:p>
          </table:table-cell>
          <table:table-cell table:style-name="Table2.B2" office:value-type="string">
            <text:p text:style-name="P1">Titlepage.</text:p>
          </table:table-cell>
        </table:table-row>
        <table:table-row>
          <table:table-cell table:style-name="Table2.A8" office:value-type="string">
            <text:p text:style-name="P12">IndexToc</text:p>
          </table:table-cell>
          <table:table-cell table:style-name="Table2.B8"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8" office:value-type="string">
            <text:p text:style-name="P12">SubToc</text:p>
          </table:table-cell>
          <table:table-cell table:style-name="Table2.B8"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0" text:outline-level="4"/>
      <text:p text:style-name="P1"/>
      <text:h text:style-name="Heading_20_3" text:outline-level="3">Poetry</text:h>
      <text:p text:style-name="P1">Poetry should be included in line group (<text:span text:style-name="T6">&lt;lg&gt;</text:span>) and line (<text:span text:style-name="T6">&lt;l&gt;</text:span>) attributes.</text:p>
      <text:p text:style-name="P1"/>
      <text:p text:style-name="P1">Indentation can be indicated in two different ways. Within one text, use only one of these consistently.</text:p>
      <text:p text:style-name="P1"/>
      <text:list xml:id="list42383570" text:style-name="L5">
        <text:list-item>
          <text:p text:style-name="P63">Provide a <text:span text:style-name="T6">rend</text:span> attribute with the value <text:span text:style-name="T6">indent(</text:span><text:span text:style-name="T15">n</text:span><text:span text:style-name="T6">)</text:span>, where <text:span text:style-name="T15">n</text:span> is the number of tab stops to indent (preferred).</text:p>
        </text:list-item>
        <text:list-item>
          <text:p text:style-name="P63">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9"/>
      <table:table table:name="Table11" table:style-name="Table11">
        <table:table-column table:style-name="Table11.A"/>
        <table:table-column table:style-name="Table11.B"/>
        <table:table-header-rows>
          <text:soft-page-break/>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2362842" text:style-name="L6">
              <text:list-item>
                <text:p text:style-name="P75">Start counting at iv.</text:p>
              </text:list-item>
              <text:list-item>
                <text:p text:style-name="P75">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2373965" text:style-name="L7">
              <text:list-item>
                <text:p text:style-name="P76">Bulleted List.</text:p>
              </text:list-item>
              <text:list-item>
                <text:p text:style-name="P76">Next Item.</text:p>
              </text:list-item>
            </text:list>
          </table:table-cell>
        </table:table-row>
      </table:table>
      <text:p text:style-name="P9"/>
      <text:p text:style-name="P9">If the <text:span text:style-name="T11">rend</text:span> attribute on the <text:span text:style-name="T11">&lt;list&gt;</text:span> element contains <text:span text:style-name="T11">columns(2)</text:span>, the list will be set in two columns.</text:p>
      <text:p text:style-name="P9"/>
      <text:p text:style-name="P9">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2" text:outline-level="4">Alternative Table Model</text:h>
      <text:p text:style-name="P21">The TEI table model is rather simple. If you wish to support more complicated tables, you could design your own model, or import existing models.</text:p>
      <text:p text:style-name="P21"/>
      <text:p text:style-name="P23"><text:tab/>&lt;table&gt;</text:p>
      <text:p text:style-name="P23"><text:tab/><text:tab/>&lt;head&gt;&lt;/head&gt;</text:p>
      <text:p text:style-name="P23"><text:tab/><text:tab/>&lt;tableHeader&gt;</text:p>
      <text:p text:style-name="P23"><text:tab/><text:tab/><text:tab/>&lt;row&gt;&lt;cell&gt;</text:p>
      <text:p text:style-name="P23"><text:tab/><text:tab/>&lt;tablePageHeader&gt;</text:p>
      <text:p text:style-name="P23"><text:tab/><text:tab/><text:tab/>&lt;row&gt;&lt;cell&gt;</text:p>
      <text:p text:style-name="P23"><text:tab/><text:tab/>&lt;tableBody&gt;</text:p>
      <text:p text:style-name="P23"><text:tab/><text:tab/><text:tab/>&lt;row&gt;&lt;cell&gt;</text:p>
      <text:p text:style-name="P23"><text:tab/><text:tab/>&lt;tablePageFooter&gt;</text:p>
      <text:p text:style-name="P23"><text:tab/><text:tab/><text:tab/>&lt;row&gt;&lt;cell&gt;</text:p>
      <text:p text:style-name="P23"><text:tab/><text:tab/>&lt;tableFooter&gt;</text:p>
      <text:p text:style-name="P23"><text:tab/><text:tab/><text:tab/>&lt;row&gt;&lt;cell&gt;</text:p>
      <text:p text:style-name="P23"><text:tab/>&lt;/table&gt;</text:p>
      <text:p text:style-name="P21"/>
      <text:p text:style-name="P20">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ext:soft-page-break/>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14">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14">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4">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4">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14">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14">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text:soft-page-break/>have publicly available software to support that mechanism.</text:p>
      <text:p text:style-name="P1"/>
      <text:p text:style-name="P35">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2">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3">&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2">&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7">To just generate a large initial, use the <text:span text:style-name="T11">rend</text:span> attribute as follows:</text:p>
      <text:p text:style-name="P42">&lt;p rend=”initial(<text:span text:style-name="T4">A</text:span>)”&gt;</text:p>
      <text:p text:style-name="Text_20_body">or</text:p>
      <text:p text:style-name="P42">&lt;p rend=”initial(<text:span text:style-name="T4">A</text:span>, <text:span text:style-name="T4">n</text:span>)”&gt;</text:p>
      <text:p text:style-name="P47">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text:soft-page-break/></text:p>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2"><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6">The &lt;index level1=”Pope John Paul II”&gt;current Pope&lt;/index&gt; was ...</text:p>
      <text:p text:style-name="P26"/>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2379018" text:style-name="L8">
        <text:list-item>
          <text:p text:style-name="P64">Always capitalize the first and the last word. </text:p>
        </text:list-item>
        <text:list-item>
          <text:p text:style-name="P64">Capitalize all nouns, pronouns, adjectives, verbs, adverbs, and subordinate conjunctions ("as", "because", "although"). </text:p>
        </text:list-item>
        <text:list-item>
          <text:p text:style-name="P64">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64">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text:soft-page-break/>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
      <text:h text:style-name="P69" text:outline-level="3">Thematic breaks</text:h>
      <text:p text:style-name="P44">To indicate a thematic break, use the <text:span text:style-name="T6">&lt;milestone&gt;</text:span> element, with the <text:span text:style-name="T6">unit</text:span> attribute set to <text:span text:style-name="T6">tb</text:span>.</text:p>
      <text:p text:style-name="P44">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ext:soft-page-break/>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28">stars</text:p>
          </table:table-cell>
          <table:table-cell table:style-name="Table10.B2" office:value-type="string">
            <text:p text:style-name="Table_20_Contents">Three stars on a line.</text:p>
          </table:table-cell>
        </table:table-row>
        <table:table-row>
          <table:table-cell table:style-name="Table10.A2" office:value-type="string">
            <text:p text:style-name="P28">line</text:p>
          </table:table-cell>
          <table:table-cell table:style-name="Table10.B2" office:value-type="string">
            <text:p text:style-name="Table_20_Contents">A line (default).</text:p>
          </table:table-cell>
        </table:table-row>
      </table:table>
      <text:p text:style-name="P1"/>
      <text:p text:style-name="P44"/>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42379966" text:style-name="L9">
        <text:list-item>
          <text:p text:style-name="P65">ISO 639 2 letter codes, for example <text:span text:style-name="T6">en</text:span> for English.</text:p>
        </text:list-item>
        <text:list-item>
          <text:p text:style-name="P65">ISO 639 3 letter codes, for example <text:span text:style-name="T6">ceb</text:span> for Cebuano (a language spoken in the Philippines without an ISO 639 2 letter code).</text:p>
        </text:list-item>
        <text:list-item>
          <text:p text:style-name="P65">ISO 639 codes appended with a locale code, for example <text:span text:style-name="T6">en-US</text:span><text:span text:style-name="T19"> for US English.</text:span></text:p>
        </text:list-item>
        <text:list-item>
          <text:p text:style-name="P65">ISO 639 codes appended with a year, for example <text:span text:style-name="T6">en-1800</text:span>, for 19th century English.</text:p>
        </text:list-item>
        <text:list-item>
          <text:p text:style-name="P66"><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65">SIL Ethnologue 3 letter codes, for example <text:span text:style-name="T6">x-sil-gad</text:span> for Gaddang (a language spoken in the Philippines without an ISO 639 code).</text:p>
        </text:list-item>
        <text:list-item>
          <text:p text:style-name="P65">Self-defined codes for special usage, for example <text:span text:style-name="T6">en-x-Scottish</text:span> for a representation of Scottish dialect (not the Gaelic language) in written English.</text:p>
        </text:list-item>
        <text:list-item>
          <text:p text:style-name="P65">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text:soft-page-break/></text:p>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7">Element</text:p>
            </table:table-cell>
            <table:table-cell table:style-name="Table13.B1" office:value-type="string">
              <text:p text:style-name="P27">Recognized rend values</text:p>
            </table:table-cell>
          </table:table-row>
        </table:table-header-rows>
        <table:table-row>
          <table:table-cell table:style-name="Table13.A2" office:value-type="string">
            <text:p text:style-name="P30">hi</text:p>
          </table:table-cell>
          <table:table-cell table:style-name="Table13.B2" office:value-type="string">
            <text:p text:style-name="P17"><text:span text:style-name="T6">italic</text:span> (<text:span text:style-name="T4">default</text:span>) <text:span text:style-name="T6">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6">center</text:span> (<text:span text:style-name="T4">default</text:span>) <text:span text:style-name="T6">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6">block center left </text:span>(<text:span text:style-name="T4">default</text:span>) <text:span text:style-name="T6">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73" text:outline-level="4">Rendition ladders</text:h>
      <text:p text:style-name="P35">A slightly more powerful mechanism is provided by so called rendering ladders, in which a number of key-value pairs are provided.</text:p>
      <text:p text:style-name="P35"/>
      <text:p text:style-name="P49">&lt;p rend=“font(italic)align(left)”&gt;A left-aligned paragraph in italics.</text:p>
      <text:p text:style-name="P35"/>
      <text:p text:style-name="P35">The following keys and values are supported</text:p>
      <text:p text:style-name="P35"/>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0">Key</text:p>
            </table:table-cell>
            <table:table-cell table:style-name="Table12.A1" office:value-type="string">
              <text:p text:style-name="P40">Value</text:p>
            </table:table-cell>
            <table:table-cell table:style-name="Table12.C1" office:value-type="string">
              <text:p text:style-name="P40">Example</text:p>
            </table:table-cell>
          </table:table-row>
        </table:table-header-rows>
        <table:table-row>
          <table:table-cell table:style-name="Table12.A2" office:value-type="string">
            <text:p text:style-name="P41">font</text:p>
          </table:table-cell>
          <table:table-cell table:style-name="Table12.A2" office:value-type="string">
            <text:p text:style-name="P36"><text:span text:style-name="T6">italic, bold, fsc </text:span>(full caps and smallcaps), <text:span text:style-name="T6">smallcaps, underlined, gothic</text:span></text:p>
          </table:table-cell>
          <table:table-cell table:style-name="Table12.C2" office:value-type="string">
            <text:p text:style-name="P37">&lt;hi rend="font(bold)"&gt;</text:p>
          </table:table-cell>
        </table:table-row>
        <table:table-row>
          <table:table-cell table:style-name="Table12.A2" office:value-type="string">
            <text:p text:style-name="P41">align</text:p>
          </table:table-cell>
          <table:table-cell table:style-name="Table12.A2" office:value-type="string">
            <text:p text:style-name="P36"><text:span text:style-name="T6">right, left, center, block</text:span> (that is, justified)</text:p>
          </table:table-cell>
          <table:table-cell table:style-name="Table12.C2" office:value-type="string">
            <text:p text:style-name="P37">&lt;p rend="align(block)"&gt;</text:p>
          </table:table-cell>
        </table:table-row>
        <table:table-row>
          <table:table-cell table:style-name="Table12.A2" office:value-type="string">
            <text:p text:style-name="P39">indent</text:p>
          </table:table-cell>
          <table:table-cell table:style-name="Table12.A2" office:value-type="string">
            <text:p text:style-name="P36">The number of tab stops to be indented. The size of a tab stop is not fixed, but could be something like twice or three times the width of the letter m.</text:p>
          </table:table-cell>
          <table:table-cell table:style-name="Table12.C2" office:value-type="string">
            <text:p text:style-name="P37">&lt;l rend="indent(2)"&gt;</text:p>
          </table:table-cell>
        </table:table-row>
        <table:table-row>
          <table:table-cell table:style-name="Table12.A2" office:value-type="string">
            <text:p text:style-name="P39">link</text:p>
          </table:table-cell>
          <table:table-cell table:style-name="Table12.A2" office:value-type="string">
            <text:p text:style-name="P36">Rendered as link to the indicated url.</text:p>
          </table:table-cell>
          <table:table-cell table:style-name="Table12.C2" office:value-type="string">
            <text:p text:style-name="P37">&lt;figure rend=”link(images/a.jpg)”&gt;</text:p>
          </table:table-cell>
        </table:table-row>
        <table:table-row>
          <table:table-cell table:style-name="Table12.A2" office:value-type="string">
            <text:p text:style-name="P39">image</text:p>
          </table:table-cell>
          <table:table-cell table:style-name="Table12.A2" office:value-type="string">
            <text:p text:style-name="P36">Rendered as in-line image, obtained from the indicated url.</text:p>
          </table:table-cell>
          <table:table-cell table:style-name="Table12.C2" office:value-type="string">
            <text:p text:style-name="P37">&lt;figure rend=”image(images/a.jpg)”&gt;</text:p>
          </table:table-cell>
        </table:table-row>
        <table:table-row>
          <table:table-cell table:style-name="Table12.A2" office:value-type="string">
            <text:p text:style-name="P39">float</text:p>
          </table:table-cell>
          <table:table-cell table:style-name="Table12.A2" office:value-type="string">
            <text:p text:style-name="P36">The place to float in image, table, etc. Possible values: <text:span text:style-name="T6">left</text:span>, <text:span text:style-name="T6">right</text:span>.</text:p>
          </table:table-cell>
          <table:table-cell table:style-name="Table12.C2" office:value-type="string">
            <text:p text:style-name="P37">&lt;figure rend="float(left)"&gt;</text:p>
          </table:table-cell>
        </table:table-row>
        <table:table-row>
          <table:table-cell table:style-name="Table12.A2" office:value-type="string">
            <text:p text:style-name="P39">columns</text:p>
          </table:table-cell>
          <table:table-cell table:style-name="Table12.A2" office:value-type="string">
            <text:p text:style-name="P36">Set the element in multiple columns. May be applied to tables and lists.</text:p>
          </table:table-cell>
          <table:table-cell table:style-name="Table12.C2" office:value-type="string">
            <text:p text:style-name="P37">&lt;list rend=”columns(2)”&gt;</text:p>
            <text:p text:style-name="P37"><text:s text:c="4"/>&lt;item&gt;First Item.&lt;/item&gt;</text:p>
            <text:p text:style-name="P37"><text:s text:c="4"/>&lt;item&gt;Second Item.&lt;/item&gt;</text:p>
            <text:p text:style-name="P37">&lt;/list&gt;</text:p>
          </table:table-cell>
        </table:table-row>
        <text:soft-page-break/>
        <table:table-row>
          <table:table-cell table:style-name="Table12.A2" office:value-type="string">
            <text:p text:style-name="P39">rotate</text:p>
          </table:table-cell>
          <table:table-cell table:style-name="Table12.A2" office:value-type="string">
            <text:p text:style-name="P36">The clock-wise rotation in degrees.</text:p>
          </table:table-cell>
          <table:table-cell table:style-name="Table12.C2" office:value-type="string">
            <text:p text:style-name="P37">&lt;cell rend="rotate(90)"&gt;</text:p>
          </table:table-cell>
        </table:table-row>
        <table:table-row>
          <table:table-cell table:style-name="Table12.A2" office:value-type="string">
            <text:p text:style-name="P39">width</text:p>
          </table:table-cell>
          <table:table-cell table:style-name="Table12.A2" office:value-type="string">
            <text:p text:style-name="P36">The width as a percentage of the active text width.</text:p>
          </table:table-cell>
          <table:table-cell table:style-name="Table12.C2" office:value-type="string">
            <text:p text:style-name="P37">&lt;cell rend="width(80%)"&gt;</text:p>
          </table:table-cell>
        </table:table-row>
        <table:table-row>
          <table:table-cell table:style-name="Table12.A2" office:value-type="string">
            <text:p text:style-name="P39">bullet</text:p>
          </table:table-cell>
          <table:table-cell table:style-name="Table12.A2" office:value-type="string">
            <text:p text:style-name="P36">The type of bullet to supply on bulleted sub-elements.</text:p>
          </table:table-cell>
          <table:table-cell table:style-name="Table12.C2" office:value-type="string">
            <text:p text:style-name="P37">&lt;item rend="bullet(&amp;dagger;)"&gt;</text:p>
          </table:table-cell>
        </table:table-row>
        <table:table-row>
          <table:table-cell table:style-name="Table12.A2" office:value-type="string">
            <text:p text:style-name="P39">number</text:p>
          </table:table-cell>
          <table:table-cell table:style-name="Table12.A2" office:value-type="string">
            <text:p text:style-name="P36">The type of numbers to supply on numbered sub-elements:</text:p>
            <text:p text:style-name="P36"/>
            <table:table table:name="Tabel1" table:style-name="Tabel1">
              <table:table-column table:style-name="Tabel1.A"/>
              <table:table-column table:style-name="Tabel1.B"/>
              <table:table-header-rows>
                <table:table-row>
                  <table:table-cell table:style-name="Tabel1.A1" office:value-type="string">
                    <text:p text:style-name="P38">number(1)</text:p>
                  </table:table-cell>
                  <table:table-cell table:style-name="Tabel1.A1" office:value-type="string">
                    <text:p text:style-name="P35">1, 2, 3, ...</text:p>
                  </table:table-cell>
                </table:table-row>
              </table:table-header-rows>
              <table:table-row>
                <table:table-cell table:style-name="Tabel1.A1" office:value-type="string">
                  <text:p text:style-name="P38">number(01)</text:p>
                </table:table-cell>
                <table:table-cell table:style-name="Tabel1.A1" office:value-type="string">
                  <text:p text:style-name="P35">01, 02, 03, ...</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
            <text:p text:style-name="P36"/>
          </table:table-cell>
          <table:table-cell table:style-name="Table12.C2" office:value-type="string">
            <text:p text:style-name="P37">&lt;item rend="number(1)"&gt;</text:p>
          </table:table-cell>
        </table:table-row>
        <table:table-row>
          <table:table-cell table:style-name="Table12.A2" office:value-type="string">
            <text:p text:style-name="P39">class</text:p>
          </table:table-cell>
          <table:table-cell table:style-name="Table12.A2" office:value-type="string">
            <text:p text:style-name="P36">Sets a class attribute in the corresponding HTML output. This can be used in combination with custom CSS stylesheets to achieve special effects.</text:p>
          </table:table-cell>
          <table:table-cell table:style-name="Table12.C2" office:value-type="string">
            <text:p text:style-name="P37">&lt;p rend="class(myClass)"&gt;</text:p>
          </table:table-cell>
        </table:table-row>
      </table:table>
      <text:p text:style-name="P35"><text:tab/></text:p>
      <text:p text:style-name="P35"/>
      <text:h text:style-name="P71" text:outline-level="4">CSS based</text:h>
      <text:p text:style-name="P20">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0"/>
      <text:p text:style-name="P20"><text:tab/><text:span text:style-name="T11">"{font-variant: italic; left-margin: 10px;}"</text:span></text:p>
      <text:p text:style-name="P22"/>
      <text:p text:style-name="P24">Alternative:</text:p>
      <text:p text:style-name="P22"/>
      <text:p text:style-name="P22"><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text:soft-page-break/></text:p>
      <text:p text:style-name="Standard">For technical reasons, CSS files needs to be wrapped with an XML tag, and named <text:span text:style-name="T13">stylesheet</text:span><text:span text:style-name="T11">.css.xml</text:span> to enable Saxon to deal with it.</text:p>
      <text:p text:style-name="P18"/>
      <text:p text:style-name="P50"><text:tab/>&lt;?xml version="1.0"?&gt;</text:p>
      <text:p text:style-name="P50"><text:tab/>&lt;stylesheet&gt;</text:p>
      <text:p text:style-name="P50"><text:tab/>&lt;![CDATA[</text:p>
      <text:p text:style-name="P50"/>
      <text:p text:style-name="P50"><text:tab/><text:tab/>... Content of CSS file here ...</text:p>
      <text:p text:style-name="P50"/>
      <text:p text:style-name="P50"><text:tab/>]]&gt;</text:p>
      <text:p text:style-name="P51"><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35">Classical symmetric design. (<text:span text:style-name="T11">style/borneo.css</text:span>)</text:p>
      <text:h text:style-name="P73" text:outline-level="4">Bohemian Crystal</text:h>
      <text:p text:style-name="P35">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1">style/crystal.css</text:span>)</text:p>
      <text:h text:style-name="P73" text:outline-level="4">Modern Print</text:h>
      <text:p text:style-name="P1">Default style sheet optimized for printing, asymmetric, modern design.</text:p>
      <text:h text:style-name="P71" text:outline-level="4">Classical Print</text:h>
      <text:p text:style-name="P20">Alternative style sheet for printing. Symmetric, classical design.</text:p>
      <text:p text:style-name="P1"/>
      <text:h text:style-name="Heading_20_3" text:outline-level="3">Custom Style Sheets</text:h>
      <text:p text:style-name="P45">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45">This is achieved by running Saxon as follows:</text:p>
      <text:p text:style-name="Text_20_body"><text:span text:style-name="T14">saxon document.xml tei2html.xsl </text:span><text:span text:style-name="T11">customCssFile</text:span><text:span text:style-name="T14">="custom.css.xml"</text:span></text:p>
      <text:p text:style-name="P46">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soft-page-break/><text:tab/><text:tab/>tei2xtei</text:p>
      <text:p text:style-name="P1"/>
      <text:p text:style-name="P1">XML:</text:p>
      <text:p text:style-name="P1"/>
      <text:p text:style-name="P1"><text:tab/>well-formed XML, validating according to the proper DTD.</text:p>
      <text:p text:style-name="P1"/>
      <text:p text:style-name="P52">Should include the following:</text:p>
      <text:p text:style-name="P52"/>
      <text:list xml:id="list42377326" text:style-name="L10">
        <text:list-item>
          <text:p text:style-name="P67">DOCTYPE declaration, linking to the correct DTD.</text:p>
        </text:list-item>
        <text:list-item>
          <text:p text:style-name="P67">Optionally, in addition to the DTD, a name space declaration, linking to the correct schema.</text:p>
        </text:list-item>
        <text:list-item>
          <text:p text:style-name="P67">Processing instruction, linking to an XSLT style-sheet, to enable rendering of the XML in a browser.</text:p>
        </text:list-item>
        <text:list-item>
          <text:p text:style-name="P67">CSS style-sheets, to enable rendering in a browser. These may also be included by the XSLT style-sheet.</text:p>
        </text:list-item>
        <text:list-item>
          <text:p text:style-name="P67">The short Project Gutenberg license in the <text:span text:style-name="T6">&lt;availability&gt;</text:span> tag.</text:p>
        </text:list-item>
      </text:list>
      <text:h text:style-name="P68"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text:soft-page-break/>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09-06-03T22:44:21.29</dc:date>
    <meta:printed-by>Jeroen Hellingman</meta:printed-by>
    <meta:print-date>2005-06-14T22:22:17</meta:print-date>
    <dc:language>en-US</dc:language>
    <meta:editing-cycles>740</meta:editing-cycles>
    <meta:editing-duration>PT27H27M34S</meta:editing-duration>
    <meta:document-statistic meta:table-count="20" meta:image-count="0" meta:object-count="0" meta:page-count="19" meta:paragraph-count="680" meta:word-count="6979" meta:character-count="43190"/>
    <meta:user-defined meta:name="Info 1"/>
    <meta:user-defined meta:name="Info 2"/>
    <meta:user-defined meta:name="Info 3"/>
    <meta:user-defined meta:name="Info 4"/>
  </office:meta>
</office:document-meta>
</file>